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VfsComponent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fsComponent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VfsComponen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fsComponent.setLogger( final Log lo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fsComponent.setContext( final VfsComponen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VfsComponent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